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.1965in" loext:contextual-spacing="false"/>
      <style:text-properties officeooo:paragraph-rsid="001a8bd6"/>
    </style:style>
    <style:style style:name="P3" style:family="paragraph" style:parent-style-name="Heading_20_2">
      <style:text-properties fo:color="#8d1d75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a8bd6"/>
    </style:style>
    <style:style style:name="T1" style:family="text">
      <style:text-properties fo:color="#c9211e"/>
    </style:style>
    <style:style style:name="T2" style:family="text">
      <style:text-properties officeooo:rsid="001a8bd6"/>
    </style:style>
    <style:style style:name="T3" style:family="text">
      <style:text-properties fo:font-weight="bold" officeooo:rsid="001a8bd6" style:font-weight-asian="bold" style:font-weight-complex="bold"/>
    </style:style>
    <style:style style:name="T4" style:family="text">
      <style:text-properties fo:font-size="15pt" fo:font-weight="bold" officeooo:rsid="001a8bd6" style:font-size-asian="15pt" style:font-weight-asian="bold" style:font-size-complex="15pt" style:font-weight-complex="bold"/>
    </style:style>
    <style:style style:name="T5" style:family="text">
      <style:text-properties fo:color="#8d1d75" fo:font-size="15pt" fo:font-weight="bold" officeooo:rsid="001a8bd6" style:font-size-asian="15pt" style:font-weight-asian="bold" style:font-size-complex="15pt" style:font-weight-complex="bold"/>
    </style:style>
    <style:style style:name="T6" style:family="text">
      <style:text-properties fo:color="#8d1d75" fo:font-weight="bold" officeooo:rsid="001a8bd6" style:font-weight-asian="bold" style:font-weight-complex="bold"/>
    </style:style>
    <style:style style:name="T7" style:family="text">
      <style:text-properties fo:color="#8d1d75" fo:font-size="22pt" fo:font-weight="bold" officeooo:rsid="001a8bd6" style:font-size-asian="22pt" style:font-weight-asian="bold" style:font-size-complex="22pt" style:font-weight-complex="bold"/>
    </style:style>
    <style:style style:name="T8" style:family="text">
      <style:text-properties fo:color="#8d1d75" fo:font-size="22pt" officeooo:rsid="001a8bd6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🎥 </text:span><text:span text:style-name="Source_20_Text"><text:span text:style-name="T1">Day 3: Object-Oriented Programming (OOP) Concepts in Python</text:span></text:span></text:h>
      <text:h text:style-name="P3" text:outline-level="2">🔹 Question 1: What is a Class in Python?</text:h>
      <text:h text:style-name="Heading_20_3" text:outline-level="3"/>
      <text:p text:style-name="Text_20_body">A <text:span text:style-name="Strong_20_Emphasis">class</text:span> is a blueprint or template to create objects. It defines the properties (attributes) and behavior (methods) that the objects created from it will have.</text:p>
      <text:h text:style-name="Heading_20_3" text:outline-level="3"/>
      <text:p text:style-name="Text_20_body">Think of a <text:span text:style-name="Strong_20_Emphasis">Car Factory Design Sheet</text:span> — it's not a car, but a design to manufacture one. That sheet is the <text:span text:style-name="Strong_20_Emphasis">class</text:span>.</text:p>
      <text:h text:style-name="Heading_20_3" text:outline-level="3">✅ Example:</text:h>
      <text:p text:style-name="Preformatted_20_Text"><text:span text:style-name="Source_20_Text">class Car:</text:span></text:p>
      <text:p text:style-name="Preformatted_20_Text"><text:span text:style-name="Source_20_Text"><text:s text:c="4"/>def __init__(self, brand):</text:span></text:p>
      <text:p text:style-name="Preformatted_20_Text"><text:span text:style-name="Source_20_Text"><text:s text:c="8"/>self.brand = brand</text:span></text:p>
      <text:p text:style-name="Preformatted_20_Text"/>
      <text:p text:style-name="Preformatted_20_Text"><text:span text:style-name="Source_20_Text">car1 = Car("Toyota")</text:span></text:p>
      <text:p text:style-name="P4"><text:span text:style-name="Source_20_Text">print(car1.brand) <text:s/># Output: Toyota</text:span></text:p>
      <text:p text:style-name="Horizontal_20_Line"/>
      <text:h text:style-name="P3" text:outline-level="2">🔹 Question 2: What is an Object?</text:h>
      <text:h text:style-name="Heading_20_3" text:outline-level="3"/>
      <text:p text:style-name="Text_20_body">An <text:span text:style-name="Strong_20_Emphasis">object</text:span> is an actual instance of a class. It is the real-world entity that uses the data and methods defined by the class.</text:p>
      <text:h text:style-name="Heading_20_3" text:outline-level="3"/>
      <text:p text:style-name="Text_20_body">If the <text:span text:style-name="Strong_20_Emphasis">Car Class</text:span> is the design, then <text:span text:style-name="Source_20_Text">car1 = Car("Toyota")</text:span> is the actual <text:span text:style-name="Strong_20_Emphasis">car</text:span> built using that design.</text:p>
      <text:h text:style-name="Heading_20_3" text:outline-level="3">✅ Example:</text:h>
      <text:p text:style-name="Preformatted_20_Text"><text:span text:style-name="Source_20_Text">car2 = Car("Honda")</text:span></text:p>
      <text:p text:style-name="P4"><text:span text:style-name="Source_20_Text">print(car2.brand) <text:s/># Output: Honda</text:span></text:p>
      <text:p text:style-name="Horizontal_20_Line"/>
      <text:h text:style-name="P3" text:outline-level="2"><text:soft-page-break/>🔹 Question 3: What is Inheritance?</text:h>
      <text:h text:style-name="Heading_20_3" text:outline-level="3">🔍 Definition:</text:h>
      <text:p text:style-name="Text_20_body"><text:span text:style-name="Strong_20_Emphasis">Inheritance</text:span> is the process by which one class (child class) can access the properties and methods of another class (parent class).</text:p>
      <text:h text:style-name="Heading_20_3" text:outline-level="3">🎓 Real-Life Analogy:</text:h>
      <text:p text:style-name="Text_20_body">Just like children inherit features like eyes and habits from their parents, child classes in Python inherit code from parent classes.</text:p>
      <text:h text:style-name="Heading_20_3" text:outline-level="3">✅ Example:</text:h>
      <text:p text:style-name="Preformatted_20_Text"><text:span text:style-name="Source_20_Text">class Parent:</text:span></text:p>
      <text:p text:style-name="Preformatted_20_Text"><text:span text:style-name="Source_20_Text"><text:s text:c="4"/>def greet(self):</text:span></text:p>
      <text:p text:style-name="Preformatted_20_Text"><text:span text:style-name="Source_20_Text"><text:s text:c="8"/>print("Hello from Parent")</text:span></text:p>
      <text:p text:style-name="Preformatted_20_Text"/>
      <text:p text:style-name="Preformatted_20_Text"><text:span text:style-name="Source_20_Text">class Child(Parent):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c = Child()</text:span></text:p>
      <text:p text:style-name="P4"><text:span text:style-name="Source_20_Text">c.greet() <text:s/># Output: Hello from Parent</text:span></text:p>
      <text:p text:style-name="Horizontal_20_Line"/>
      <text:h text:style-name="P3" text:outline-level="2">🔹 Question 4: What is Polymorphism?</text:h>
      <text:h text:style-name="Heading_20_3" text:outline-level="3"/>
      <text:p text:style-name="Text_20_body"><text:span text:style-name="Strong_20_Emphasis">Polymorphism</text:span> means having many forms. In Python, it allows the same method name to behave differently for different classes.</text:p>
      <text:h text:style-name="Heading_20_3" text:outline-level="3"/>
      <text:p text:style-name="Text_20_body">Imagine a <text:span text:style-name="Source_20_Text">drive()</text:span> method — when applied to a car, wheels turn; when applied to a boat, the propeller spins.</text:p>
      <text:h text:style-name="Heading_20_3" text:outline-level="3">✅ Example:</text:h>
      <text:p text:style-name="Preformatted_20_Text"><text:span text:style-name="Source_20_Text">class Dog:</text:span></text:p>
      <text:p text:style-name="Preformatted_20_Text"><text:span text:style-name="Source_20_Text"><text:s text:c="4"/>def speak(self):</text:span></text:p>
      <text:p text:style-name="Preformatted_20_Text"><text:span text:style-name="Source_20_Text"><text:s text:c="8"/>print("Bark")</text:span></text:p>
      <text:p text:style-name="Preformatted_20_Text"/>
      <text:p text:style-name="Preformatted_20_Text"><text:span text:style-name="Source_20_Text">class Cat:</text:span></text:p>
      <text:p text:style-name="Preformatted_20_Text"><text:span text:style-name="Source_20_Text"><text:s text:c="4"/>def speak(self):</text:span></text:p>
      <text:p text:style-name="Preformatted_20_Text"><text:span text:style-name="Source_20_Text"><text:s text:c="8"/>print("Meow")</text:span></text:p>
      <text:p text:style-name="Preformatted_20_Text"/>
      <text:p text:style-name="Preformatted_20_Text"><text:span text:style-name="Source_20_Text">for animal in (Dog(), Cat()):</text:span></text:p>
      <text:p text:style-name="P4"><text:span text:style-name="Source_20_Text"><text:s text:c="4"/>animal.speak()</text:span></text:p>
      <text:p text:style-name="Horizontal_20_Line"/>
      <text:h text:style-name="P3" text:outline-level="2"><text:soft-page-break/>🔹 Question 5: What is Encapsulation?</text:h>
      <text:h text:style-name="Heading_20_3" text:outline-level="3"/>
      <text:p text:style-name="Text_20_body"><text:span text:style-name="Strong_20_Emphasis">Encapsulation</text:span> means hiding internal object details and only exposing required parts. It helps protect the data.</text:p>
      <text:h text:style-name="Heading_20_3" text:outline-level="3"/>
      <text:p text:style-name="Text_20_body">Using a <text:span text:style-name="Strong_20_Emphasis">mobile phone</text:span> — we interact via screen/buttons, but have no access to internal circuits.</text:p>
      <text:h text:style-name="Heading_20_3" text:outline-level="3">✅ Example:</text:h>
      <text:p text:style-name="Preformatted_20_Text"><text:span text:style-name="Source_20_Text">class Account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__balance = 0</text:span></text:p>
      <text:p text:style-name="Preformatted_20_Text"/>
      <text:p text:style-name="Preformatted_20_Text"><text:span text:style-name="Source_20_Text"><text:s text:c="4"/>def deposit(self, amount):</text:span></text:p>
      <text:p text:style-name="Preformatted_20_Text"><text:span text:style-name="Source_20_Text"><text:s text:c="8"/>self.__balance += amount</text:span></text:p>
      <text:p text:style-name="Preformatted_20_Text"/>
      <text:p text:style-name="Preformatted_20_Text"><text:span text:style-name="Source_20_Text"><text:s text:c="4"/>def get_balance(self):</text:span></text:p>
      <text:p text:style-name="Preformatted_20_Text"><text:span text:style-name="Source_20_Text"><text:s text:c="8"/>return self.__balance</text:span></text:p>
      <text:p text:style-name="Preformatted_20_Text"/>
      <text:p text:style-name="Preformatted_20_Text"><text:span text:style-name="Source_20_Text">acc = Account()</text:span></text:p>
      <text:p text:style-name="Preformatted_20_Text"><text:span text:style-name="Source_20_Text">acc.deposit(500)</text:span></text:p>
      <text:p text:style-name="P4"><text:span text:style-name="Source_20_Text">print(acc.get_balance()) <text:s/># Output: 500</text:span></text:p>
      <text:p text:style-name="Horizontal_20_Line"/>
      <text:h text:style-name="P3" text:outline-level="2">🔹 Question 6: What is Abstraction?</text:h>
      <text:h text:style-name="Heading_20_3" text:outline-level="3">🔍 Definition:</text:h>
      <text:p text:style-name="Text_20_body"><text:span text:style-name="Strong_20_Emphasis">Abstraction</text:span> is the process of hiding complex internal details and showing only the necessary features.</text:p>
      <text:h text:style-name="Heading_20_3" text:outline-level="3">🎓 Real-Life Analogy:</text:h>
      <text:p text:style-name="Text_20_body">Think of <text:span text:style-name="Strong_20_Emphasis">Google Maps</text:span> — you see roads and directions, but the backend algorithms are hidden.</text:p>
      <text:h text:style-name="Heading_20_3" text:outline-level="3">✅ Example:</text:h>
      <text:p text:style-name="Preformatted_20_Text"><text:span text:style-name="Source_20_Text">from abc import ABC, abstractmethod</text:span></text:p>
      <text:p text:style-name="Preformatted_20_Text"/>
      <text:p text:style-name="Preformatted_20_Text"><text:span text:style-name="Source_20_Text">class Vehicle(ABC):</text:span></text:p>
      <text:p text:style-name="Preformatted_20_Text"><text:span text:style-name="Source_20_Text"><text:s text:c="4"/>@abstractmethod</text:span></text:p>
      <text:p text:style-name="Preformatted_20_Text"><text:span text:style-name="Source_20_Text"><text:s text:c="4"/>def start_engine(self):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class Car(Vehicle):</text:span></text:p>
      <text:p text:style-name="Preformatted_20_Text"><text:span text:style-name="Source_20_Text"><text:s text:c="4"/>def start_engine(self):</text:span></text:p>
      <text:p text:style-name="Preformatted_20_Text"><text:span text:style-name="Source_20_Text"><text:s text:c="8"/>print("Car engine started")</text:span></text:p>
      <text:p text:style-name="Preformatted_20_Text"/>
      <text:p text:style-name="Preformatted_20_Text"><text:span text:style-name="Source_20_Text">v = Car(</text:span><text:span text:style-name="Source_20_Text"><text:span text:style-name="T2">)</text:span></text:span></text:p>
      <text:p text:style-name="P4"><text:span text:style-name="Source_20_Text">v.start_engine() <text:s/># Output: Car engine started</text:span></text:p>
      <text:p text:style-name="P4"><text:soft-page-break/><text:span text:style-name="Source_20_Text"/></text:p>
      <text:p text:style-name="P5"><text:span text:style-name="Source_20_Text"><text:span text:style-name="T7">how interviewer ask questions to u </text:span></text:span></text:p>
      <text:p text:style-name="P2"><text:span text:style-name="Source_20_Text"><text:span text:style-name="T7">Perfect! Here's </text:span></text:span><text:span text:style-name="Source_20_Text"><text:span text:style-name="Strong_20_Emphasis"><text:span text:style-name="T8">how an interviewer might ask</text:span></text:span></text:span><text:span text:style-name="Source_20_Text"><text:span text:style-name="T7"> each of the </text:span></text:span><text:span text:style-name="Source_20_Text"><text:span text:style-name="Strong_20_Emphasis"><text:span text:style-name="T8">OOP concepts questions in a real Python interview</text:span></text:span></text:span><text:span text:style-name="Source_20_Text"><text:span text:style-name="T7"> — short, direct, and professional, just like actual interviews:</text:span></text:span></text:p>
      <text:p text:style-name="Horizontal_20_Line"/>
      <text:h text:style-name="Heading_20_3" text:outline-level="3">🎯 <text:span text:style-name="Strong_20_Emphasis">How Interviewers Ask OOP Concepts in Python (Real-World Style)</text:span></text:h>
      <text:p text:style-name="Horizontal_20_Line"/>
      <text:h text:style-name="Heading_20_3" text:outline-level="3">🔹 <text:span text:style-name="Strong_20_Emphasis">Q1. Class</text:span></text:h>
      <text:p text:style-name="Quotations">💬 “Can you explain what a class is in Python?”<text:line-break/>💬 “Why do we use classes instead of plain functions?”<text:line-break/>💬 “What is the structure of a Python class?”<text:line-break/>💬 “Can you write a basic class with a constructor and a method?”</text:p>
      <text:p text:style-name="Horizontal_20_Line"/>
      <text:h text:style-name="Heading_20_3" text:outline-level="3">🔹 <text:span text:style-name="Strong_20_Emphasis">Q2. Object</text:span></text:h>
      <text:p text:style-name="Quotations">💬 “What is an object in Python?”<text:line-break/>💬 “How is an object created from a class?”<text:line-break/>💬 “What’s the difference between a class and an object?”</text:p>
      <text:p text:style-name="Horizontal_20_Line"/>
      <text:h text:style-name="Heading_20_3" text:outline-level="3">🔹 <text:span text:style-name="Strong_20_Emphasis">Q3. Inheritance</text:span></text:h>
      <text:p text:style-name="Quotations">💬 “What is inheritance in Python and how does it work?”<text:line-break/>💬 “Can a child class override methods of a parent class?”<text:line-break/>💬 “Can you show an example of single/multiple inheritance?”</text:p>
      <text:p text:style-name="Horizontal_20_Line"/>
      <text:h text:style-name="Heading_20_3" text:outline-level="3"><text:soft-page-break/>🔹 <text:span text:style-name="Strong_20_Emphasis">Q4. Polymorphism</text:span></text:h>
      <text:p text:style-name="Quotations">💬 “What does polymorphism mean in Python?”<text:line-break/>💬 “How does Python support method overriding and overloading?”<text:line-break/>💬 “Can you explain polymorphism using a practical code example?”</text:p>
      <text:p text:style-name="Horizontal_20_Line"/>
      <text:h text:style-name="Heading_20_3" text:outline-level="3">🔹 <text:span text:style-name="Strong_20_Emphasis">Q5. Encapsulation</text:span></text:h>
      <text:p text:style-name="Quotations">💬 “What is encapsulation in Python?”<text:line-break/>💬 “How do you protect data in a class?”<text:line-break/>💬 “What is the difference between public, protected, and private variables in Python?”</text:p>
      <text:p text:style-name="Horizontal_20_Line"/>
      <text:h text:style-name="Heading_20_3" text:outline-level="3">🔹 <text:span text:style-name="Strong_20_Emphasis">Q6. Abstraction</text:span></text:h>
      <text:p text:style-name="Quotations">💬 “What is abstraction? How is it implemented in Python?”<text:line-break/>💬 “What are abstract classes and abstract methods?”<text:line-break/>💬 “When would you use abstraction in real-world projects?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15:28:18.929000000</meta:creation-date>
    <dc:date>2025-07-14T16:28:00.786000000</dc:date>
    <meta:editing-duration>PT34M40S</meta:editing-duration>
    <meta:editing-cycles>1</meta:editing-cycles>
    <meta:document-statistic meta:table-count="0" meta:image-count="0" meta:object-count="0" meta:page-count="5" meta:paragraph-count="86" meta:word-count="652" meta:character-count="4130" meta:non-whitespace-character-count="3433"/>
    <meta:generator>Neat_Office/6.2.8.2$Windows_x86 LibreOffice_project/</meta:generator>
  </office:meta>
</office:document-meta>
</file>